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weight="normal" officeooo:rsid="0016f69b" officeooo:paragraph-rsid="0016f69b" style:font-weight-asian="normal" style:font-weight-complex="normal"/>
    </style:style>
    <style:style style:name="P2" style:family="paragraph" style:parent-style-name="Standard">
      <style:text-properties style:font-name="Liberation Sans" fo:font-weight="normal" officeooo:rsid="0015ce1b" officeooo:paragraph-rsid="0015ce1b" style:font-weight-asian="normal" style:font-weight-complex="normal"/>
    </style:style>
    <style:style style:name="P3" style:family="paragraph" style:parent-style-name="Standard">
      <style:text-properties style:font-name="Liberation Sans" fo:font-weight="bold" officeooo:rsid="0016c1da" officeooo:paragraph-rsid="0016f69b" style:font-weight-asian="bold" style:font-weight-complex="bold"/>
    </style:style>
    <style:style style:name="P4" style:family="paragraph" style:parent-style-name="Standard">
      <style:text-properties style:font-name="Liberation Sans" fo:font-weight="bold" officeooo:rsid="0016f69b" officeooo:paragraph-rsid="0016f69b" style:font-weight-asian="bold" style:font-weight-complex="bold"/>
    </style:style>
    <style:style style:name="P5" style:family="paragraph" style:parent-style-name="Standard">
      <style:text-properties style:font-name="Liberation Sans" officeooo:rsid="00138089" officeooo:paragraph-rsid="0016f69b"/>
    </style:style>
    <style:style style:name="P6" style:family="paragraph" style:parent-style-name="Standard">
      <style:text-properties style:font-name="Liberation Sans" officeooo:rsid="0015161a" officeooo:paragraph-rsid="0015161a"/>
    </style:style>
    <style:style style:name="P7" style:family="paragraph" style:parent-style-name="Standard">
      <style:text-properties style:font-name="Liberation Sans" officeooo:rsid="0015ce1b" officeooo:paragraph-rsid="0015ce1b"/>
    </style:style>
    <style:style style:name="P8" style:family="paragraph" style:parent-style-name="Standard">
      <style:text-properties style:font-name="Liberation Sans" officeooo:rsid="0016f69b" officeooo:paragraph-rsid="0016f69b"/>
    </style:style>
    <style:style style:name="P9" style:family="paragraph" style:parent-style-name="Standard">
      <style:text-properties officeooo:paragraph-rsid="0015161a"/>
    </style:style>
    <style:style style:name="P10" style:family="paragraph" style:parent-style-name="Standard">
      <style:text-properties officeooo:rsid="0015ce1b" officeooo:paragraph-rsid="0015ce1b"/>
    </style:style>
    <style:style style:name="P11" style:family="paragraph" style:parent-style-name="Standard" style:list-style-name="L1">
      <style:text-properties officeooo:paragraph-rsid="0015ce1b"/>
    </style:style>
    <style:style style:name="P12" style:family="paragraph" style:parent-style-name="Standard" style:list-style-name="L1">
      <style:text-properties style:font-name="Liberation Sans" fo:font-weight="normal" officeooo:rsid="0015ce1b" officeooo:paragraph-rsid="0015ce1b" style:font-weight-asian="normal" style:font-weight-complex="normal"/>
    </style:style>
    <style:style style:name="P13" style:family="paragraph" style:parent-style-name="Standard" style:list-style-name="L1">
      <style:text-properties style:font-name="Liberation Sans" fo:font-weight="normal" officeooo:rsid="0016c1da" officeooo:paragraph-rsid="0016c1da" style:font-weight-asian="normal" style:font-weight-complex="normal"/>
    </style:style>
    <style:style style:name="P14" style:family="paragraph" style:parent-style-name="Standard" style:list-style-name="L1">
      <style:text-properties style:font-name="Liberation Sans" fo:font-weight="normal" officeooo:rsid="0016c1da" officeooo:paragraph-rsid="0016f69b" style:font-weight-asian="normal" style:font-weight-complex="normal"/>
    </style:style>
    <style:style style:name="P15" style:family="paragraph" style:parent-style-name="Standard" style:list-style-name="L1">
      <style:text-properties style:font-name="Liberation Sans" fo:font-weight="normal" officeooo:rsid="0016f69b" officeooo:paragraph-rsid="0016f69b" style:font-weight-asian="normal" style:font-weight-complex="normal"/>
    </style:style>
    <style:style style:name="P16" style:family="paragraph" style:parent-style-name="Standard" style:list-style-name="L1">
      <style:text-properties style:font-name="Liberation Sans" fo:font-weight="normal" officeooo:rsid="00185747" officeooo:paragraph-rsid="00185747" style:font-weight-asian="normal" style:font-weight-complex="normal"/>
    </style:style>
    <style:style style:name="P17" style:family="paragraph" style:parent-style-name="Standard" style:list-style-name="L1">
      <style:text-properties style:font-name="Liberation Sans" fo:font-weight="bold" officeooo:rsid="0016c1da" officeooo:paragraph-rsid="0016f69b" style:font-weight-asian="bold" style:font-weight-complex="bold"/>
    </style:style>
    <style:style style:name="P18" style:family="paragraph" style:parent-style-name="Standard" style:list-style-name="L1">
      <style:text-properties fo:font-weight="bold" officeooo:rsid="0015ce1b" officeooo:paragraph-rsid="0015ce1b" style:font-weight-asian="bold" style:font-weight-complex="bold"/>
    </style:style>
    <style:style style:name="P19" style:family="paragraph" style:parent-style-name="Standard" style:list-style-name="L1">
      <style:text-properties fo:font-weight="bold" officeooo:rsid="0016c1da" officeooo:paragraph-rsid="0016c1da" style:font-weight-asian="bold" style:font-weight-complex="bold"/>
    </style:style>
    <style:style style:name="P20" style:family="paragraph" style:parent-style-name="Standard" style:list-style-name="L1">
      <style:text-properties fo:font-weight="bold" officeooo:rsid="0016c1da" officeooo:paragraph-rsid="0016f69b" style:font-weight-asian="bold" style:font-weight-complex="bold"/>
    </style:style>
    <style:style style:name="P21" style:family="paragraph" style:parent-style-name="Standard" style:list-style-name="L1">
      <style:text-properties fo:font-weight="bold" officeooo:rsid="0016f69b" officeooo:paragraph-rsid="0016f69b" style:font-weight-asian="bold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1c8a9"/>
    </style:style>
    <style:style style:name="T3" style:family="text">
      <style:text-properties style:font-name="Liberation Sans" officeooo:rsid="0015161a"/>
    </style:style>
    <style:style style:name="T4" style:family="text">
      <style:text-properties style:font-name="Liberation Sans" fo:font-weight="bold" style:font-weight-asian="bold" style:font-weight-complex="bold"/>
    </style:style>
    <style:style style:name="T5" style:family="text">
      <style:text-properties style:font-name="Liberation Sans" fo:font-weight="bold" officeooo:rsid="0015ce1b" style:font-weight-asian="bold" style:font-weight-complex="bold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normal" officeooo:rsid="0015ce1b" style:font-weight-asian="normal" style:font-weight-complex="normal"/>
    </style:style>
    <style:style style:name="T8" style:family="text">
      <style:text-properties style:font-name="Liberation Sans" fo:font-weight="normal" officeooo:rsid="0016f69b" style:font-weight-asian="normal" style:font-weight-complex="normal"/>
    </style:style>
    <style:style style:name="T9" style:family="text">
      <style:text-properties style:font-name="Liberation Sans" fo:font-weight="normal" officeooo:rsid="001a476d" style:font-weight-asian="normal" style:font-weight-complex="normal"/>
    </style:style>
    <style:style style:name="T10" style:family="text">
      <style:text-properties style:font-name="Liberation Sans" officeooo:rsid="0015ce1b"/>
    </style:style>
    <style:style style:name="T11" style:family="text">
      <style:text-properties style:font-name="Liberation Sans" officeooo:rsid="0016c1da"/>
    </style:style>
    <style:style style:name="T12" style:family="text">
      <style:text-properties style:font-name="Liberation Sans" officeooo:rsid="0016f69b"/>
    </style:style>
    <style:style style:name="T13" style:family="text">
      <style:text-properties style:font-name="Liberation Sans" officeooo:rsid="00185747"/>
    </style:style>
    <style:style style:name="T14" style:family="text">
      <style:text-properties fo:font-weight="bold" officeooo:rsid="0015ea53" style:font-weight-asian="bold" style:font-weight-complex="bold"/>
    </style:style>
    <style:style style:name="T15" style:family="text">
      <style:text-properties fo:font-weight="bold" officeooo:rsid="0016f69b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6f69b" style:font-weight-asian="normal" style:font-weight-complex="normal"/>
    </style:style>
    <style:style style:name="T18" style:family="text">
      <style:text-properties fo:font-weight="normal" officeooo:rsid="0015ea53" style:font-weight-asian="normal" style:font-weight-complex="normal"/>
    </style:style>
    <style:style style:name="T19" style:family="text">
      <style:text-properties fo:font-weight="normal" officeooo:rsid="001801f3" style:font-weight-asian="normal" style:font-weight-complex="normal"/>
    </style:style>
    <style:style style:name="T20" style:family="text">
      <style:text-properties officeooo:rsid="0016f69b"/>
    </style:style>
    <style:style style:name="T21" style:family="text">
      <style:text-properties officeooo:rsid="001857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The purpose of Lab </text:span><text:span text:style-name="T3">1</text:span><text:span text:style-name="T2"> is to </text:span><text:span text:style-name="T3">explore methods of input/output in C++ and to practice writing some simple operations.</text:span></text:p>
      <text:p text:style-name="P6"/>
      <text:p text:style-name="P10"><text:span text:style-name="T3">T</text:span><text:span text:style-name="T1">inyTown </text:span><text:span text:style-name="T11">University</text:span><text:span text:style-name="T1"> is creating a new ID for their students. The need your help creating a command line tool to generate student ID numbers. The tool will prompt the user to enter some simple information, save all of their answer to a file, and generate an ID number to print on the command line.</text:span></text:p>
      <text:p text:style-name="P7"/>
      <text:p text:style-name="P10"><text:span text:style-name="T3">T</text:span><text:span text:style-name="T1">o get started download your_lastName_lab1.cpp and open it with our IDE. Use </text:span><text:span text:style-name="T4">File→Save As </text:span><text:span text:style-name="T6">to replace "your_lastName" with your actual last name.</text:span></text:p>
      <text:p text:style-name="P2"/>
      <text:p text:style-name="P2">Complete these steps:</text:p>
      <text:list xml:id="list2438995772" text:style-name="L1">
        <text:list-item>
          <text:p text:style-name="P12">Add the following variable to your code in the labeled section</text:p>
          <text:list>
            <text:list-item>
              <text:p text:style-name="P18"><text:span text:style-name="T1">firstName: </text:span><text:span text:style-name="T6">the student’s first name as a single word</text:span></text:p>
            </text:list-item>
            <text:list-item>
              <text:p text:style-name="P11"><text:span text:style-name="T5">lastInitial: </text:span><text:span text:style-name="T7">a single character to hold the first letter of the student’s last name</text:span></text:p>
            </text:list-item>
            <text:list-item>
              <text:p text:style-name="P19"><text:span text:style-name="T10">b</text:span><text:span text:style-name="T1">irthYear: </text:span><text:span text:style-name="T6">a whole number for the student’s birth year</text:span></text:p>
            </text:list-item>
            <text:list-item>
              <text:p text:style-name="P19"><text:span text:style-name="T1">fallOrSpring: </text:span><text:span text:style-name="T6">a single character ‘f’ or ‘s’ to store whether the student is starting in Fall or Spring</text:span></text:p>
            </text:list-item>
            <text:list-item>
              <text:p text:style-name="P19"><text:span text:style-name="T1">last4:</text:span><text:span text:style-name="T6"> a whole number for the last 4 digits of the student’s social security number.</text:span></text:p>
            </text:list-item>
            <text:list-item>
              <text:p text:style-name="P19"><text:span text:style-name="T1">outFile: <text:s/></text:span><text:span text:style-name="T6">a file stream that will write out to a file.</text:span></text:p>
            </text:list-item>
          </text:list>
        </text:list-item>
        <text:list-item>
          <text:p text:style-name="P19"><text:span text:style-name="T6">Use </text:span><text:span text:style-name="T1">cout </text:span><text:span text:style-name="T6">commands to ask the user the following questions. Use </text:span><text:span text:style-name="T1">cin </text:span><text:span text:style-name="T6">commands to store their answers in the appropriate variables:</text:span></text:p>
          <text:list>
            <text:list-item>
              <text:p text:style-name="P13">"What is your first name?"</text:p>
            </text:list-item>
            <text:list-item>
              <text:p text:style-name="P13">"What is the first letter of your last name (capitalized)?"</text:p>
            </text:list-item>
            <text:list-item>
              <text:p text:style-name="P13">"What year were you born in?"</text:p>
            </text:list-item>
            <text:list-item>
              <text:p text:style-name="P13">"Will you start school in the Fall or the Spring (F or S)?"</text:p>
            </text:list-item>
            <text:list-item>
              <text:p text:style-name="P13">"What are the last 4 digits of your social?"</text:p>
            </text:list-item>
          </text:list>
        </text:list-item>
        <text:list-item>
          <text:p text:style-name="P19"><text:span text:style-name="T6">Write the stored answer</text:span><text:span text:style-name="T9">s</text:span><text:span text:style-name="T6"> to </text:span><text:span text:style-name="T1">outFile</text:span><text:span text:style-name="T6">. This stream has already been opened for you, </text:span><text:span text:style-name="T8">so you can now write to it just like a </text:span><text:span text:style-name="T12">cout. </text:span><text:span text:style-name="T8">Put </text:span><text:span text:style-name="T12">firstName, lastInitial, birthYear, fallOrSpring, </text:span><text:span text:style-name="T8">and </text:span><text:span text:style-name="T12">last4 </text:span><text:span text:style-name="T8">on one line separated by commas.</text:span></text:p>
        </text:list-item>
        <text:list-item>
          <text:p text:style-name="P21"><text:span text:style-name="T6">Generate the student’s ID number and print it on the console with </text:span><text:span text:style-name="T1">cout </text:span><text:span text:style-name="T6">statements. The number should be on a line by itself with no label. A function call </text:span><text:span text:style-name="T1">numberOfCharacter </text:span><text:span text:style-name="T6">has been written for you. It will return the number or a letter’s place in the alphabet (So ‘A’ returns 1, ‘B’ returns 2, and so on). Use that function to generate the ID number with the following formula:</text:span></text:p>
          <text:list>
            <text:list-item>
              <text:p text:style-name="P15">(numberOf(lastInitial) + numberOf(F or S)) "dash" (birthYear + (last4%1337))</text:p>
            </text:list-item>
          </text:list>
        </text:list-item>
        <text:list-item>
          <text:p text:style-name="P16">Finally, every student needs an orientation group and an advising group. There will be 10 of each</text:p>
          <text:list>
            <text:list-item>
              <text:p text:style-name="P16">The student’s orientation group will be the last digit of the first group in their ID number. Use the % operator to generate this digit.</text:p>
            </text:list-item>
            <text:list-item>
              <text:p text:style-name="P16">The student’s advising group should be the first digit of the second group in their ID number. Use the / operator to generate this digit.</text:p>
            </text:list-item>
            <text:list-item>
              <text:p text:style-name="P16">Print the orientation, then the advising group on the same line as the ID number separaed by white space.</text:p>
            </text:list-item>
          </text:list>
        </text:list-item>
      </text:list>
      <text:p text:style-name="P1"/>
      <text:p text:style-name="P1">Sample Output:</text:p>
      <text:list xml:id="list135652058584163" text:continue-numbering="true" text:style-name="L1">
        <text:list-header>
          <text:p text:style-name="P14"/>
          <text:p text:style-name="P20"><text:span text:style-name="T1">What is your first name: </text:span><text:span text:style-name="T12">Gentry</text:span></text:p>
          <text:p text:style-name="P20"><text:span text:style-name="T1">What is the first letter of your last name (capitalized): </text:span><text:span text:style-name="T13">A</text:span></text:p>
          <text:p text:style-name="P20"><text:soft-page-break/><text:span text:style-name="T1">What year were you born in: </text:span><text:span text:style-name="T12">1984</text:span></text:p>
          <text:p text:style-name="P20"><text:span text:style-name="T1">Will you start school in the Fall or the Spring (F or S): </text:span><text:span text:style-name="T12">F</text:span></text:p>
          <text:p text:style-name="P17">What are the last 4 digits of your social: <text:span text:style-name="T20">1234</text:span></text:p>
        </text:list-header>
      </text:list>
      <text:p text:style-name="P3"/>
      <text:p text:style-name="P4"><text:tab/>7-3218 <text:span text:style-name="T21">7 3</text:span></text:p>
      <text:p text:style-name="P7"/>
      <text:p text:style-name="P8">You can check the Rubric to make sure that your program is correct.</text:p>
      <text:p text:style-name="P8"/>
      <text:p text:style-name="P5"><text:span text:style-name="T16">Attach </text:span><text:span text:style-name="T14">yourLastName_lab</text:span><text:span text:style-name="T15">1</text:span><text:span text:style-name="T14">.cpp </text:span><text:span text:style-name="T18">(renamed to your actual name) as you</text:span><text:span text:style-name="T19">r</text:span><text:span text:style-name="T18"> submission for Lab </text:span><text:span text:style-name="T17">1</text:span><text:span text:style-name="T18">.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11:46:44.398508430</meta:creation-date>
    <meta:generator>LibreOffice/6.4.5.2$Linux_X86_64 LibreOffice_project/40$Build-2</meta:generator>
    <dc:date>2020-09-24T13:56:51.179553668</dc:date>
    <meta:editing-duration>PT21H30M18S</meta:editing-duration>
    <meta:editing-cycles>5</meta:editing-cycles>
    <meta:document-statistic meta:table-count="0" meta:image-count="0" meta:object-count="0" meta:page-count="2" meta:paragraph-count="34" meta:word-count="557" meta:character-count="2995" meta:non-whitespace-character-count="2495"/>
  </office:meta>
</office:document-meta>
</file>